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0f67" officeooo:paragraph-rsid="00130f67"/>
    </style:style>
    <style:style style:name="P2" style:family="paragraph" style:parent-style-name="Standard">
      <style:text-properties officeooo:rsid="0013a7ff" officeooo:paragraph-rsid="0013a7ff"/>
    </style:style>
    <style:style style:name="P3" style:family="paragraph" style:parent-style-name="Standard">
      <style:text-properties officeooo:rsid="00146f90" officeooo:paragraph-rsid="00146f90"/>
    </style:style>
    <style:style style:name="P4" style:family="paragraph" style:parent-style-name="Standard">
      <style:text-properties officeooo:rsid="0015c403" officeooo:paragraph-rsid="0015c403"/>
    </style:style>
    <style:style style:name="P5" style:family="paragraph" style:parent-style-name="Text_20_body">
      <style:text-properties officeooo:rsid="00146f90" officeooo:paragraph-rsid="00146f90"/>
    </style:style>
    <style:style style:name="P6" style:family="paragraph" style:parent-style-name="Text_20_body">
      <style:text-properties officeooo:paragraph-rsid="00146f90"/>
    </style:style>
    <style:style style:name="P7" style:family="paragraph" style:parent-style-name="Standard" style:list-style-name="L1">
      <style:text-properties officeooo:rsid="00130f67" officeooo:paragraph-rsid="00130f67"/>
    </style:style>
    <style:style style:name="P8" style:family="paragraph" style:parent-style-name="Standard" style:list-style-name="L2">
      <style:text-properties officeooo:rsid="00130f67" officeooo:paragraph-rsid="00130f67"/>
    </style:style>
    <style:style style:name="P9" style:family="paragraph" style:parent-style-name="Standard" style:list-style-name="L2">
      <style:text-properties officeooo:rsid="00130f67" officeooo:paragraph-rsid="0013a7ff"/>
    </style:style>
    <style:style style:name="P10" style:family="paragraph" style:parent-style-name="Standard" style:list-style-name="L2">
      <style:text-properties officeooo:paragraph-rsid="0013a7ff"/>
    </style:style>
    <style:style style:name="P11" style:family="paragraph" style:parent-style-name="Standard" style:list-style-name="L3">
      <style:text-properties officeooo:paragraph-rsid="00273d89"/>
    </style:style>
    <style:style style:name="P12" style:family="paragraph" style:parent-style-name="Standard" style:list-style-name="L3">
      <style:text-properties officeooo:rsid="00146f90" officeooo:paragraph-rsid="00146f90"/>
    </style:style>
    <style:style style:name="P13" style:family="paragraph" style:parent-style-name="Standard" style:list-style-name="L4">
      <style:text-properties officeooo:rsid="00146f90" officeooo:paragraph-rsid="00146f90"/>
    </style:style>
    <style:style style:name="P14" style:family="paragraph" style:parent-style-name="Standard" style:list-style-name="L4">
      <style:text-properties officeooo:rsid="0015c403" officeooo:paragraph-rsid="0015c403"/>
    </style:style>
    <style:style style:name="P15" style:family="paragraph" style:parent-style-name="Standard" style:list-style-name="L5">
      <style:text-properties officeooo:rsid="0015c403" officeooo:paragraph-rsid="0016829f"/>
    </style:style>
    <style:style style:name="P16" style:family="paragraph" style:parent-style-name="Standard" style:list-style-name="L5">
      <style:text-properties officeooo:rsid="0015c403" officeooo:paragraph-rsid="0015c403"/>
    </style:style>
    <style:style style:name="P17" style:family="paragraph" style:parent-style-name="Standard" style:list-style-name="L5">
      <style:text-properties officeooo:paragraph-rsid="001667bb"/>
    </style:style>
    <style:style style:name="T1" style:family="text">
      <style:text-properties officeooo:rsid="0013a7ff"/>
    </style:style>
    <style:style style:name="T2" style:family="text">
      <style:text-properties officeooo:rsid="00146f90"/>
    </style:style>
    <style:style style:name="T3" style:family="text">
      <style:text-properties fo:font-weight="bold" officeooo:rsid="00146f90" style:font-weight-asian="bold" style:font-weight-complex="bold"/>
    </style:style>
    <style:style style:name="T4" style:family="text">
      <style:text-properties fo:font-weight="bold" officeooo:rsid="0021ec6f" style:font-weight-asian="bold" style:font-weight-complex="bold"/>
    </style:style>
    <style:style style:name="T5" style:family="text">
      <style:text-properties officeooo:rsid="0015c403"/>
    </style:style>
    <style:style style:name="T6" style:family="text">
      <style:text-properties officeooo:rsid="001667bb"/>
    </style:style>
    <style:style style:name="T7" style:family="text">
      <style:text-properties officeooo:rsid="0016829f"/>
    </style:style>
    <style:style style:name="T8" style:family="text">
      <style:text-properties officeooo:rsid="00183ce7"/>
    </style:style>
    <style:style style:name="T9" style:family="text">
      <style:text-properties officeooo:rsid="001bfd7d"/>
    </style:style>
    <style:style style:name="T10" style:family="text">
      <style:text-properties officeooo:rsid="00273d8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uild instructions</text:p>
      <text:p text:style-name="P5"/>
      <text:p text:style-name="P6"><text:span text:style-name="T3">Tip</text:span><text:span text:style-name="T2">: use masking tape to keep components in place while soldering.</text:span></text:p>
      <text:p text:style-name="Subtitle">Resistors</text:p>
      <text:list xml:id="list1941022405" text:style-name="L1">
        <text:list-item>
          <text:p text:style-name="P7">Install 4x 4.7K (yellow-violet-red-gold) resistors;</text:p>
        </text:list-item>
        <text:list-item>
          <text:p text:style-name="P7">Install 82 (grey-red-black-gold) resistor;</text:p>
        </text:list-item>
        <text:list-item>
          <text:p text:style-name="P7">Install 10K (brown-black-orange-gold) resistor;</text:p>
        </text:list-item>
        <text:list-item>
          <text:p text:style-name="P7">Install 100K (brown-black-yellow-gold) resistor;</text:p>
        </text:list-item>
        <text:list-item>
          <text:p text:style-name="P7">Install 220 (red-red-brown-gold) resistor.</text:p>
        </text:list-item>
      </text:list>
      <text:p text:style-name="P1"/>
      <text:p text:style-name="Subtitle">Capacitors</text:p>
      <text:list xml:id="list657853044" text:style-name="L2">
        <text:list-item>
          <text:p text:style-name="P8">Install 2x 27pF (27J) capacitors; </text:p>
        </text:list-item>
        <text:list-item>
          <text:p text:style-name="P9">Install 2x <text:span text:style-name="T1">0.1uF (104) <text:s/></text:span>capacitors;</text:p>
        </text:list-item>
        <text:list-item>
          <text:p text:style-name="P10"><text:span text:style-name="T1">Install 3x 10uF </text:span><text:span text:style-name="T9">(106) </text:span><text:span text:style-name="T1">capacitors.</text:span></text:p>
        </text:list-item>
      </text:list>
      <text:p text:style-name="P2"/>
      <text:p text:style-name="Subtitle">Active components</text:p>
      <text:list xml:id="list86448703" text:style-name="L3">
        <text:list-item>
          <text:p text:style-name="P12">Install <text:span text:style-name="T10">Y1 (</text:span>20Mhz<text:span text:style-name="T10">)</text:span> crystal;</text:p>
        </text:list-item>
        <text:list-item>
          <text:p text:style-name="P12">Install U2 <text:span text:style-name="T7">(MCP1700-3302E) </text:span>voltage regulator, OBSERVE FLAT SIDE ORIENTATION!!!</text:p>
        </text:list-item>
        <text:list-item>
          <text:p text:style-name="P11"><text:span text:style-name="T10">Install BZ1 (</text:span><text:span text:style-name="T2">Sobertone GT-0603A-2</text:span><text:span text:style-name="T10">)</text:span><text:span text:style-name="T2"> </text:span><text:span text:style-name="T10">b</text:span><text:span text:style-name="T2">uzzer, OBSERVE </text:span><text:span text:style-name="T10">+ POSITION</text:span><text:span text:style-name="T2">!!!</text:span></text:p>
        </text:list-item>
        <text:list-item>
          <text:p text:style-name="P12">Install LED, OBSERVE FLAT SIDE ORIENTATION!!! (or long leg going to the round pad);</text:p>
        </text:list-item>
      </text:list>
      <text:p text:style-name="P3"/>
      <text:p text:style-name="Subtitle"><text:span text:style-name="T5">Jumpers, headers and c</text:span>onnectors</text:p>
      <text:p text:style-name="Text_20_body"/>
      <text:list xml:id="list3403209946" text:style-name="L4">
        <text:list-item>
          <text:p text:style-name="P13">Install JP1, <text:span text:style-name="T5">JP2, JP3, </text:span>JP4 jumpers;</text:p>
        </text:list-item>
        <text:list-item>
          <text:p text:style-name="P13">Install U1 DIP socket, <text:span text:style-name="T5">OBSERVE THE NOTCH!!!</text:span>;</text:p>
        </text:list-item>
        <text:list-item>
          <text:p text:style-name="P13">Install <text:span text:style-name="T5">J5, J6, J7 headers;</text:span></text:p>
        </text:list-item>
        <text:list-item>
          <text:p text:style-name="P14">Install J1, J2, J3 connectors.</text:p>
        </text:list-item>
      </text:list>
      <text:p text:style-name="P4"/>
      <text:p text:style-name="Subtitle">Final steps</text:p>
      <text:p text:style-name="Text_20_body"/>
      <text:list xml:id="list1045217657" text:style-name="L5">
        <text:list-item>
          <text:p text:style-name="P15">Plug <text:span text:style-name="T7">U1 (PIC32MX270F256B)</text:span> in DIP socket<text:span text:style-name="T2">, </text:span>OBSERVE <text:span text:style-name="T6">THE</text:span> NOTCH!!!<text:span text:style-name="T2">;</text:span></text:p>
        </text:list-item>
        <text:list-item>
          <text:p text:style-name="P16">Connect at least one of JP1 (red), JP2 (green), JP3 (blue) jumpers for desired active pixel color;</text:p>
        </text:list-item>
        <text:list-item>
          <text:p text:style-name="P16">Connect JP4 (USB power) jumper if using USB power instead of 5V power (J6);</text:p>
        </text:list-item>
        <text:list-item>
          <text:p text:style-name="P17">Once the power, VGA screen and PS/2 keyboard are plugged use <text:span text:style-name="T4">Ctrl+Alt+Delete </text:span>to configure serial <text:span text:style-name="T8">and other </text:span>settings. <text:span text:style-name="T8">The default serial speed is set to </text:span><text:span text:style-name="T4">115200</text:span><text:span text:style-name="T8"> baud.</text:span></text:p>
        </text:list-item>
      </text:list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7T12:29:59.129045639</meta:creation-date>
    <dc:date>2022-09-12T11:16:22.322346729</dc:date>
    <meta:editing-duration>P9DT4H59M10S</meta:editing-duration>
    <meta:editing-cycles>16</meta:editing-cycles>
    <meta:generator>LibreOffice/6.4.7.2$Linux_X86_64 LibreOffice_project/40$Build-2</meta:generator>
    <meta:print-date>2020-09-09T16:47:58.380040061</meta:print-date>
    <meta:document-statistic meta:table-count="0" meta:image-count="0" meta:object-count="0" meta:page-count="1" meta:paragraph-count="27" meta:word-count="204" meta:character-count="1321" meta:non-whitespace-character-count="1162"/>
  </office:meta>
</office:document-meta>
</file>